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d6373" officeooo:paragraph-rsid="000d6373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0d6373" officeooo:paragraph-rsid="000d6373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0d6373" officeooo:paragraph-rsid="000d6373" style:font-size-asian="35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d6373" officeooo:paragraph-rsid="000d6373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pert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dice</text:p>
      <text:p text:style-name="P1"/>
      <text:p text:style-name="P1"/>
      <text:p text:style-name="P2">Capitolo 1 – Manuale d’uso</text:p>
      <text:p text:style-name="P2">Capitolo 2 – Casi d’uso</text:p>
      <text:p text:style-name="P2">Capitolo 3 – Refactoring</text:p>
      <text:p text:style-name="P2">Capitolo 4 – Testi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ANCY WORLD</text:p>
      <text:p text:style-name="P4">MANUALE D’USO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6:01:58.784130146</meta:creation-date>
    <dc:date>2017-12-06T16:10:06.615853622</dc:date>
    <meta:editing-duration>PT8M8S</meta:editing-duration>
    <meta:editing-cycles>1</meta:editing-cycles>
    <meta:document-statistic meta:table-count="0" meta:image-count="0" meta:object-count="0" meta:page-count="3" meta:paragraph-count="8" meta:word-count="20" meta:character-count="132" meta:non-whitespace-character-count="116"/>
    <meta:generator>LibreOffice/5.1.6.2$Linux_X86_64 LibreOffice_project/10m0$Build-2</meta:generator>
  </office:meta>
</office:document-meta>
</file>